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/>
    <style:font-face style:name="Helvetica" svg:font-family="Helvetica"/>
    <style:font-face style:name="HelveticaPlain1" svg:font-family="HelveticaPlain"/>
    <style:font-face style:name="Consolas" svg:font-family="Consolas" style:font-pitch="variable"/>
    <style:font-face style:name="Helvetica1" svg:font-family="Helvetica" style:font-pitch="variable"/>
    <style:font-face style:name="HelveticaPlain" svg:font-family="HelveticaPlain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none" draw:fill="none" draw:textarea-vertical-align="middle" fo:min-height="0.423cm" fo:min-width="2.54cm" fo:padding-top="0.106cm" fo:padding-bottom="0.106cm" fo:padding-left="0.106cm" fo:padding-right="0.106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1.2cm" fo:min-width="2.54cm" fo:padding-top="0.035cm" fo:padding-bottom="0.035cm" fo:padding-left="0.035cm" fo:padding-right="0.035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883cm" fo:min-width="2.54cm" fo:padding-top="0.035cm" fo:padding-bottom="0.035cm" fo:padding-left="0.035cm" fo:padding-right="0.035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0.339cm" fo:min-width="2.54cm" fo:padding-top="0.035cm" fo:padding-bottom="0.035cm" fo:padding-left="0.035cm" fo:padding-right="0.035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342cm" fo:min-width="2.54cm" fo:padding-top="0.035cm" fo:padding-bottom="0.035cm" fo:padding-left="0.035cm" fo:padding-right="0.035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38cm" fo:min-width="2.54cm" fo:padding-top="0.035cm" fo:padding-bottom="0.035cm" fo:padding-left="0.035cm" fo:padding-right="0.035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214cm" fo:min-width="2.54cm" fo:padding-top="0.035cm" fo:padding-bottom="0.035cm" fo:padding-left="0.035cm" fo:padding-right="0.0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ffffff"/>
      <style:text-properties fo:color="#000000"/>
    </style:style>
    <style:style style:name="P3" style:family="paragraph">
      <loext:graphic-properties draw:fill="none"/>
      <style:text-properties fo:color="#000000"/>
    </style:style>
    <style:style style:name="P4" style:family="paragraph">
      <style:paragraph-properties fo:margin-left="0cm" fo:margin-right="0cm" fo:margin-top="0cm" fo:margin-bottom="0cm" fo:line-height="120%" fo:text-align="center" fo:text-indent="0cm"/>
      <style:text-properties fo:color="#000000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000000"/>
    </style:style>
    <style:style style:name="P6" style:family="paragraph">
      <loext:graphic-properties draw:fill="none" draw:fill-color="#ffffff"/>
    </style:style>
    <style:style style:name="P7" style:family="paragraph">
      <style:text-properties fo:color="#000000"/>
    </style:style>
    <style:style style:name="P8" style:family="paragraph">
      <loext:graphic-properties draw:fill="none" draw:fill-color="#ffffff"/>
      <style:text-properties fo:color="#000000"/>
    </style:style>
    <style:style style:name="T1" style:family="text">
      <style:text-properties fo:color="#000000" style:font-name="Consolas1" fo:font-size="8pt" style:font-name-asian="Consolas1" style:font-size-asian="8pt" style:font-name-complex="Consolas1" style:font-size-complex="8pt"/>
    </style:style>
    <style:style style:name="T2" style:family="text">
      <style:text-properties fo:color="#000000" style:font-name="Consolas1" fo:font-size="6pt" style:font-name-asian="Consolas1" style:font-size-asian="6pt" style:font-name-complex="Consolas1" style:font-size-complex="6pt"/>
    </style:style>
    <style:style style:name="T3" style:family="text">
      <style:text-properties fo:color="#000000" style:font-name="Consolas1" fo:font-size="8pt" fo:background-color="#ffffff" style:font-name-asian="Consolas1" style:font-size-asian="8pt" style:font-name-complex="Consolas1" style:font-size-complex="8pt"/>
    </style:style>
    <style:style style:name="T4" style:family="text">
      <style:text-properties fo:color="#000000" style:font-name="Helvetica" fo:font-size="8pt" fo:background-color="#ffffff" style:font-name-asian="Helvetica" style:font-size-asian="8pt" style:font-name-complex="Helvetica" style:font-size-complex="8pt"/>
    </style:style>
    <style:style style:name="T5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6" style:family="text">
      <style:text-properties fo:color="#000000" style:font-name="HelveticaPlain1" fo:font-size="8pt" style:font-name-asian="HelveticaPlain1" style:font-size-asian="8pt" style:font-name-complex="HelveticaPlain1" style:font-size-complex="8pt"/>
    </style:style>
    <style:style style:name="T7" style:family="text">
      <style:text-properties fo:color="#ff0000" style:font-name="Helvetica" fo:font-size="8pt" fo:background-color="#ffffff" style:font-name-asian="Helvetica" style:font-size-asian="8pt" style:font-name-complex="Helvetica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line draw:style-name="gr1" draw:text-style-name="P1" draw:layer="layout" svg:x1="16.7cm" svg:y1="21.6cm" svg:x2="15.8cm" svg:y2="20.5cm">
            <text:p/>
          </draw:line>
          <draw:g>
            <draw:path draw:style-name="gr2" draw:text-style-name="P2" draw:layer="layout" svg:width="2.54cm" svg:height="0.635cm" svg:x="16.559cm" svg:y="21.264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16.559cm" svg:y="21.264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line draw:style-name="gr1" draw:text-style-name="P1" draw:layer="layout" svg:x1="16.9cm" svg:y1="21cm" svg:x2="15.8cm" svg:y2="20.5cm">
            <text:p/>
          </draw:line>
          <draw:frame draw:style-name="gr4" draw:text-style-name="P5" draw:layer="layout" svg:width="2.54cm" svg:height="0.635cm" svg:x="16.559cm" svg:y="21.264cm">
            <draw:text-box>
              <text:p text:style-name="P4"><text:span text:style-name="T1">odobrenje</text:span></text:p>
            </draw:text-box>
          </draw:frame>
        </draw:g>
        <draw:line draw:style-name="gr5" draw:text-style-name="P1" draw:layer="layout" svg:x1="6.6cm" svg:y1="21.7cm" svg:x2="6.6cm" svg:y2="20.6cm">
          <text:p/>
        </draw:line>
        <draw:g>
          <draw:g>
            <draw:polygon draw:style-name="gr2" draw:text-style-name="P2" draw:layer="layout" svg:width="3.36cm" svg:height="1.27cm" svg:x="4.37cm" svg:y="2.7cm" svg:viewBox="0 0 3361 1271" draw:points="0,1271 3361,1271 3361,0 0,0">
              <text:p/>
            </draw:polygon>
            <draw:polygon draw:style-name="gr3" draw:text-style-name="P3" draw:layer="layout" svg:width="3.36cm" svg:height="1.27cm" svg:x="4.37cm" svg:y="2.7cm" svg:viewBox="0 0 3361 1271" draw:points="0,1271 3361,1271 3361,0 0,0">
              <text:p/>
            </draw:polygon>
          </draw:g>
          <draw:frame draw:style-name="gr6" draw:text-style-name="P5" draw:layer="layout" svg:width="3.36cm" svg:height="1.27cm" svg:x="4.37cm" svg:y="2.7cm">
            <draw:text-box>
              <text:p text:style-name="P4"><text:span text:style-name="T1">MaterijalModels</text:span></text:p>
            </draw:text-box>
          </draw:frame>
        </draw:g>
        <draw:g>
          <draw:g>
            <draw:path draw:style-name="gr2" draw:text-style-name="P2" draw:layer="layout" svg:width="2.54cm" svg:height="0.635cm" svg:x="0.93cm" svg:y="1.1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0.93cm" svg:y="1.1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0.93cm" svg:y="1.1cm">
            <draw:text-box>
              <text:p text:style-name="P4"><text:span text:style-name="T1">materijalId#</text:span></text:p>
            </draw:text-box>
          </draw:frame>
        </draw:g>
        <draw:g>
          <draw:g>
            <draw:path draw:style-name="gr2" draw:text-style-name="P2" draw:layer="layout" svg:width="2.54cm" svg:height="0.635cm" svg:x="0.93cm" svg:y="1.729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0.93cm" svg:y="1.729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0.93cm" svg:y="1.729cm">
            <draw:text-box>
              <text:p text:style-name="P4"><text:span text:style-name="T1">materijalFile</text:span></text:p>
            </draw:text-box>
          </draw:frame>
        </draw:g>
        <draw:g>
          <draw:g>
            <draw:path draw:style-name="gr2" draw:text-style-name="P2" draw:layer="layout" svg:width="2.54cm" svg:height="0.635cm" svg:x="0.93cm" svg:y="2.37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0.93cm" svg:y="2.37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0.93cm" svg:y="2.37cm">
            <draw:text-box>
              <text:p text:style-name="P4"><text:span text:style-name="T1">fileMimeType</text:span></text:p>
            </draw:text-box>
          </draw:frame>
        </draw:g>
        <draw:g>
          <draw:g>
            <draw:path draw:style-name="gr2" draw:text-style-name="P2" draw:layer="layout" svg:width="2.54cm" svg:height="0.635cm" svg:x="0.93cm" svg:y="3.011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0.93cm" svg:y="3.011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0.93cm" svg:y="3.011cm">
            <draw:text-box>
              <text:p text:style-name="P4"><text:span text:style-name="T1">materijalOpis</text:span></text:p>
            </draw:text-box>
          </draw:frame>
        </draw:g>
        <draw:g>
          <draw:g>
            <draw:path draw:style-name="gr2" draw:text-style-name="P2" draw:layer="layout" svg:width="2.54cm" svg:height="0.635cm" svg:x="0.93cm" svg:y="3.652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0.93cm" svg:y="3.652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893cm" svg:x="0.93cm" svg:y="3.523cm">
            <draw:text-box>
              <text:p text:style-name="P4"><text:span text:style-name="T1">materijalEkstenzija</text:span></text:p>
            </draw:text-box>
          </draw:frame>
        </draw:g>
        <draw:g>
          <draw:g>
            <draw:path draw:style-name="gr2" draw:text-style-name="P2" draw:layer="layout" svg:width="2.54cm" svg:height="0.635cm" svg:x="0.93cm" svg:y="4.293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0.93cm" svg:y="4.293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0.93cm" svg:y="4.293cm">
            <draw:text-box>
              <text:p text:style-name="P4"><text:span text:style-name="T1">materijalNaziv</text:span></text:p>
            </draw:text-box>
          </draw:frame>
        </draw:g>
        <draw:g>
          <draw:g>
            <draw:path draw:style-name="gr2" draw:text-style-name="P2" draw:layer="layout" svg:width="2.54cm" svg:height="0.635cm" svg:x="0.93cm" svg:y="4.934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0.93cm" svg:y="4.934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893cm" svg:x="0.93cm" svg:y="4.805cm">
            <draw:text-box>
              <text:p text:style-name="P4"><text:span text:style-name="T1">materijalNaslov</text:span></text:p>
            </draw:text-box>
          </draw:frame>
        </draw:g>
        <draw:line draw:style-name="gr3" draw:text-style-name="P3" draw:layer="layout" svg:x1="3.47cm" svg:y1="1.418cm" svg:x2="4.371cm" svg:y2="3.019cm">
          <text:p/>
        </draw:line>
        <draw:line draw:style-name="gr3" draw:text-style-name="P3" draw:layer="layout" svg:x1="3.47cm" svg:y1="2.046cm" svg:x2="4.371cm" svg:y2="3.018cm">
          <text:p/>
        </draw:line>
        <draw:line draw:style-name="gr3" draw:text-style-name="P3" draw:layer="layout" svg:x1="3.47cm" svg:y1="2.688cm" svg:x2="4.371cm" svg:y2="3.336cm">
          <text:p/>
        </draw:line>
        <draw:line draw:style-name="gr3" draw:text-style-name="P3" draw:layer="layout" svg:x1="3.47cm" svg:y1="3.328cm" svg:x2="4.371cm" svg:y2="3.336cm">
          <text:p/>
        </draw:line>
        <draw:line draw:style-name="gr3" draw:text-style-name="P3" draw:layer="layout" svg:x1="3.47cm" svg:y1="3.97cm" svg:x2="4.371cm" svg:y2="3.335cm">
          <text:p/>
        </draw:line>
        <draw:line draw:style-name="gr3" draw:text-style-name="P3" draw:layer="layout" svg:x1="3.47cm" svg:y1="4.612cm" svg:x2="4.371cm" svg:y2="3.653cm">
          <text:p/>
        </draw:line>
        <draw:line draw:style-name="gr3" draw:text-style-name="P3" draw:layer="layout" svg:x1="3.47cm" svg:y1="5.253cm" svg:x2="4.371cm" svg:y2="3.653cm">
          <text:p/>
        </draw:line>
        <draw:g>
          <draw:g>
            <draw:polygon draw:style-name="gr2" draw:text-style-name="P2" draw:layer="layout" svg:width="2.79cm" svg:height="1.27cm" svg:x="9.94cm" svg:y="2.18cm" svg:viewBox="0 0 2791 1271" draw:points="0,635 1396,0 2791,635 1396,1271">
              <text:p/>
            </draw:polygon>
            <draw:polygon draw:style-name="gr3" draw:text-style-name="P3" draw:layer="layout" svg:width="2.79cm" svg:height="1.27cm" svg:x="9.94cm" svg:y="2.18cm" svg:viewBox="0 0 2791 1271" draw:points="0,635 1396,0 2791,635 1396,1271">
              <text:p/>
            </draw:polygon>
          </draw:g>
          <draw:frame draw:style-name="gr7" draw:text-style-name="P5" draw:layer="layout" svg:width="2.325cm" svg:height="0.953cm" svg:x="10.172cm" svg:y="2.339cm">
            <draw:text-box>
              <text:p text:style-name="P4"><text:span text:style-name="T2">vezaTipMaterijalModels</text:span></text:p>
            </draw:text-box>
          </draw:frame>
        </draw:g>
        <draw:g>
          <draw:g>
            <draw:polygon draw:style-name="gr2" draw:text-style-name="P2" draw:layer="layout" svg:width="2.54cm" svg:height="1.27cm" svg:x="10.065cm" svg:y="3.997cm" svg:viewBox="0 0 2541 1271" draw:points="0,635 1271,0 2541,635 1271,1271">
              <text:p/>
            </draw:polygon>
            <draw:polygon draw:style-name="gr3" draw:text-style-name="P3" draw:layer="layout" svg:width="2.54cm" svg:height="1.27cm" svg:x="10.065cm" svg:y="3.997cm" svg:viewBox="0 0 2541 1271" draw:points="0,635 1271,0 2541,635 1271,1271">
              <text:p/>
            </draw:polygon>
          </draw:g>
          <draw:frame draw:style-name="gr7" draw:text-style-name="P5" draw:layer="layout" svg:width="2.117cm" svg:height="0.953cm" svg:x="10.277cm" svg:y="4.156cm">
            <draw:text-box>
              <text:p text:style-name="P4"><text:span text:style-name="T2">vezaPredmetModels</text:span></text:p>
            </draw:text-box>
          </draw:frame>
        </draw:g>
        <draw:g>
          <draw:g>
            <draw:polygon draw:style-name="gr2" draw:text-style-name="P2" draw:layer="layout" svg:width="2.54cm" svg:height="1.27cm" svg:x="10.065cm" svg:y="5.465cm" svg:viewBox="0 0 2541 1271" draw:points="0,635 1271,0 2541,635 1271,1271">
              <text:p/>
            </draw:polygon>
            <draw:polygon draw:style-name="gr3" draw:text-style-name="P3" draw:layer="layout" svg:width="2.54cm" svg:height="1.27cm" svg:x="10.065cm" svg:y="5.465cm" svg:viewBox="0 0 2541 1271" draw:points="0,635 1271,0 2541,635 1271,1271">
              <text:p/>
            </draw:polygon>
          </draw:g>
          <draw:frame draw:style-name="gr7" draw:text-style-name="P5" draw:layer="layout" svg:width="2.117cm" svg:height="0.953cm" svg:x="10.277cm" svg:y="5.624cm">
            <draw:text-box>
              <text:p text:style-name="P4"><text:span text:style-name="T2">vezaNamenaMaterijalaModels</text:span></text:p>
            </draw:text-box>
          </draw:frame>
        </draw:g>
        <draw:g>
          <draw:line draw:style-name="gr3" draw:text-style-name="P3" draw:layer="layout" svg:x1="7.73cm" svg:y1="3.018cm" svg:x2="9.941cm" svg:y2="2.815cm">
            <text:p/>
          </draw:line>
          <draw:frame draw:style-name="gr8" draw:text-style-name="P5" draw:layer="layout" svg:width="2.258cm" svg:height="0.411cm" svg:x="7.726cm" svg:y="2.508cm">
            <draw:text-box>
              <text:p text:style-name="P4"><text:span text:style-name="T3">(1,1)</text:span></text:p>
            </draw:text-box>
          </draw:frame>
        </draw:g>
        <draw:g>
          <draw:g>
            <draw:polygon draw:style-name="gr2" draw:text-style-name="P2" draw:layer="layout" svg:width="2.54cm" svg:height="1.27cm" svg:x="13.73cm" svg:y="2.198cm" svg:viewBox="0 0 2541 1271" draw:points="0,1271 2541,1271 2541,0 0,0">
              <text:p/>
            </draw:polygon>
            <draw:polygon draw:style-name="gr3" draw:text-style-name="P3" draw:layer="layout" svg:width="2.54cm" svg:height="1.27cm" svg:x="13.73cm" svg:y="2.198cm" svg:viewBox="0 0 2541 1271" draw:points="0,1271 2541,1271 2541,0 0,0">
              <text:p/>
            </draw:polygon>
          </draw:g>
          <draw:frame draw:style-name="gr6" draw:text-style-name="P5" draw:layer="layout" svg:width="2.54cm" svg:height="1.27cm" svg:x="13.73cm" svg:y="2.198cm">
            <draw:text-box>
              <text:p text:style-name="P4"><text:span text:style-name="T1">TipMaterijalModels</text:span></text:p>
            </draw:text-box>
          </draw:frame>
        </draw:g>
        <draw:g>
          <draw:line draw:style-name="gr3" draw:text-style-name="P3" draw:layer="layout" svg:x1="12.73cm" svg:y1="2.815cm" svg:x2="13.731cm" svg:y2="2.834cm">
            <text:p/>
          </draw:line>
          <draw:frame draw:style-name="gr8" draw:text-style-name="P5" draw:layer="layout" svg:width="2.258cm" svg:height="0.411cm" svg:x="12.101cm" svg:y="2.374cm">
            <draw:text-box>
              <text:p text:style-name="P4"><text:span text:style-name="T3">(0,M)</text:span></text:p>
            </draw:text-box>
          </draw:frame>
        </draw:g>
        <draw:g>
          <draw:g>
            <draw:path draw:style-name="gr2" draw:text-style-name="P2" draw:layer="layout" svg:width="3.04cm" svg:height="0.635cm" svg:x="17.02cm" svg:y="1.083cm" svg:viewBox="0 0 3041 636" svg:d="M2723 636h1c56 0 110-15 158-43 49-27 89-67 117-116 27-48 42-103 42-158 0-1 0-1 0-2 0-55-15-110-42-158-28-49-68-89-117-116-48-28-102-43-158-43h-1-24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3.04cm" svg:height="0.635cm" svg:x="17.02cm" svg:y="1.083cm" svg:viewBox="0 0 3041 636" svg:d="M2723 636h1c56 0 110-15 158-43 49-27 89-67 117-116 27-48 42-103 42-158 0-1 0-1 0-2 0-55-15-110-42-158-28-49-68-89-117-116-48-28-102-43-158-43h-1-24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3.04cm" svg:height="0.635cm" svg:x="17.02cm" svg:y="1.083cm">
            <draw:text-box>
              <text:p text:style-name="P4"><text:span text:style-name="T1">tipMaterijalId#</text:span></text:p>
            </draw:text-box>
          </draw:frame>
        </draw:g>
        <draw:g>
          <draw:g>
            <draw:path draw:style-name="gr2" draw:text-style-name="P2" draw:layer="layout" svg:width="3.04cm" svg:height="0.635cm" svg:x="17.02cm" svg:y="1.718cm" svg:viewBox="0 0 3041 636" svg:d="M2723 636h1c56 0 110-15 158-43 49-27 89-67 117-116 27-48 42-103 42-158 0-1 0-1 0-2 0-55-15-110-42-158-28-49-68-89-117-116-48-28-102-43-158-43h-1-24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3.04cm" svg:height="0.635cm" svg:x="17.02cm" svg:y="1.718cm" svg:viewBox="0 0 3041 636" svg:d="M2723 636h1c56 0 110-15 158-43 49-27 89-67 117-116 27-48 42-103 42-158 0-1 0-1 0-2 0-55-15-110-42-158-28-49-68-89-117-116-48-28-102-43-158-43h-1-24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3.04cm" svg:height="0.635cm" svg:x="17.02cm" svg:y="1.718cm">
            <draw:text-box>
              <text:p text:style-name="P4"><text:span text:style-name="T1">nazivTipMaterijal</text:span></text:p>
            </draw:text-box>
          </draw:frame>
        </draw:g>
        <draw:line draw:style-name="gr3" draw:text-style-name="P3" draw:layer="layout" svg:x1="17.021cm" svg:y1="1.401cm" svg:x2="16.27cm" svg:y2="2.517cm">
          <text:p/>
        </draw:line>
        <draw:line draw:style-name="gr3" draw:text-style-name="P3" draw:layer="layout" svg:x1="17.021cm" svg:y1="2.036cm" svg:x2="16.27cm" svg:y2="3.152cm">
          <text:p/>
        </draw:line>
        <draw:g>
          <draw:line draw:style-name="gr3" draw:text-style-name="P3" draw:layer="layout" svg:x1="7.73cm" svg:y1="3.335cm" svg:x2="10.066cm" svg:y2="4.633cm">
            <text:p/>
          </draw:line>
          <draw:frame draw:style-name="gr8" draw:text-style-name="P5" draw:layer="layout" svg:width="2.258cm" svg:height="0.411cm" svg:x="8.263cm" svg:y="3.734cm">
            <draw:text-box>
              <text:p text:style-name="P4"><text:span text:style-name="T3">(1,1)</text:span></text:p>
            </draw:text-box>
          </draw:frame>
        </draw:g>
        <draw:g>
          <draw:line draw:style-name="gr3" draw:text-style-name="P3" draw:layer="layout" svg:x1="7.73cm" svg:y1="3.653cm" svg:x2="10.066cm" svg:y2="6.102cm">
            <text:p/>
          </draw:line>
          <draw:frame draw:style-name="gr8" draw:text-style-name="P5" draw:layer="layout" svg:width="2.258cm" svg:height="0.411cm" svg:x="8.291cm" svg:y="4.737cm">
            <draw:text-box>
              <text:p text:style-name="P4"><text:span text:style-name="T3">(1,1)</text:span></text:p>
            </draw:text-box>
          </draw:frame>
        </draw:g>
        <draw:g>
          <draw:g>
            <draw:polygon draw:style-name="gr2" draw:text-style-name="P2" draw:layer="layout" svg:width="2.54cm" svg:height="1.27cm" svg:x="13.73cm" svg:y="4.016cm" svg:viewBox="0 0 2541 1271" draw:points="0,1271 2541,1271 2541,0 0,0">
              <text:p/>
            </draw:polygon>
            <draw:polygon draw:style-name="gr3" draw:text-style-name="P3" draw:layer="layout" svg:width="2.54cm" svg:height="1.27cm" svg:x="13.73cm" svg:y="4.016cm" svg:viewBox="0 0 2541 1271" draw:points="0,1271 2541,1271 2541,0 0,0">
              <text:p/>
            </draw:polygon>
          </draw:g>
          <draw:frame draw:style-name="gr6" draw:text-style-name="P5" draw:layer="layout" svg:width="2.54cm" svg:height="1.27cm" svg:x="13.73cm" svg:y="4.016cm">
            <draw:text-box>
              <text:p text:style-name="P4"><text:span text:style-name="T1">PredmetModels</text:span></text:p>
            </draw:text-box>
          </draw:frame>
        </draw:g>
        <draw:g>
          <draw:line draw:style-name="gr3" draw:text-style-name="P3" draw:layer="layout" svg:x1="12.605cm" svg:y1="4.632cm" svg:x2="13.731cm" svg:y2="4.651cm">
            <text:p/>
          </draw:line>
          <draw:frame draw:style-name="gr8" draw:text-style-name="P5" draw:layer="layout" svg:width="2.258cm" svg:height="0.411cm" svg:x="12.101cm" svg:y="4.094cm">
            <draw:text-box>
              <text:p text:style-name="P4"><text:span text:style-name="T3">(0,M)</text:span></text:p>
            </draw:text-box>
          </draw:frame>
        </draw:g>
        <draw:g>
          <draw:g>
            <draw:path draw:style-name="gr2" draw:text-style-name="P2" draw:layer="layout" svg:width="2.54cm" svg:height="0.635cm" svg:x="17.1cm" svg:y="2.4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17.1cm" svg:y="2.4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17.1cm" svg:y="2.4cm">
            <draw:text-box>
              <text:p text:style-name="P4"><text:span text:style-name="T1">predmetId#</text:span></text:p>
            </draw:text-box>
          </draw:frame>
        </draw:g>
        <draw:line draw:style-name="gr3" draw:text-style-name="P3" draw:layer="layout" svg:x1="16.27cm" svg:y1="4.334cm" svg:x2="17.116cm" svg:y2="2.833cm">
          <text:p/>
        </draw:line>
        <draw:line draw:style-name="gr3" draw:text-style-name="P3" draw:layer="layout" svg:x1="16.27cm" svg:y1="4.652cm" svg:x2="17.2cm" svg:y2="3.6cm">
          <text:p/>
        </draw:line>
        <draw:g>
          <draw:g>
            <draw:path draw:style-name="gr2" draw:text-style-name="P2" draw:layer="layout" svg:width="2.54cm" svg:height="0.635cm" svg:x="17.059cm" svg:y="3.764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17.059cm" svg:y="3.764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17.059cm" svg:y="3.764cm">
            <draw:text-box>
              <text:p text:style-name="P4"><text:span text:style-name="T1">predmetOpis</text:span></text:p>
            </draw:text-box>
          </draw:frame>
        </draw:g>
        <draw:line draw:style-name="gr3" draw:text-style-name="P3" draw:layer="layout" svg:x1="16.27cm" svg:y1="4.652cm" svg:x2="17.1cm" svg:y2="4.3cm">
          <text:p/>
        </draw:line>
        <draw:g>
          <draw:g>
            <draw:polygon draw:style-name="gr2" draw:text-style-name="P2" draw:layer="layout" svg:width="2.54cm" svg:height="1.27cm" svg:x="13.73cm" svg:y="5.483cm" svg:viewBox="0 0 2541 1271" draw:points="0,1271 2541,1271 2541,0 0,0">
              <text:p/>
            </draw:polygon>
            <draw:polygon draw:style-name="gr3" draw:text-style-name="P3" draw:layer="layout" svg:width="2.54cm" svg:height="1.27cm" svg:x="13.73cm" svg:y="5.483cm" svg:viewBox="0 0 2541 1271" draw:points="0,1271 2541,1271 2541,0 0,0">
              <text:p/>
            </draw:polygon>
          </draw:g>
          <draw:frame draw:style-name="gr6" draw:text-style-name="P5" draw:layer="layout" svg:width="2.54cm" svg:height="1.27cm" svg:x="13.73cm" svg:y="5.483cm">
            <draw:text-box>
              <text:p text:style-name="P4"><text:span text:style-name="T1">NamenaMaterijalaModels</text:span></text:p>
            </draw:text-box>
          </draw:frame>
        </draw:g>
        <draw:g>
          <draw:line draw:style-name="gr3" draw:text-style-name="P3" draw:layer="layout" svg:x1="12.605cm" svg:y1="6.1cm" svg:x2="13.731cm" svg:y2="6.119cm">
            <text:p/>
          </draw:line>
          <draw:frame draw:style-name="gr9" draw:text-style-name="P5" draw:layer="layout" svg:width="2.258cm" svg:height="0.412cm" svg:x="12.101cm" svg:y="5.594cm">
            <draw:text-box>
              <text:p text:style-name="P4"><text:span text:style-name="T3">(0,M)</text:span></text:p>
            </draw:text-box>
          </draw:frame>
        </draw:g>
        <draw:g>
          <draw:g>
            <draw:path draw:style-name="gr2" draw:text-style-name="P2" draw:layer="layout" svg:width="2.79cm" svg:height="0.635cm" svg:x="17.115cm" svg:y="5.801cm" svg:viewBox="0 0 2791 636" svg:d="M2473 636h1c56 0 110-15 158-43 49-27 89-67 117-116 27-48 42-103 42-158 0-1 0-1 0-2 0-55-15-110-42-158-28-49-68-89-117-116-48-28-102-43-158-43h-1-215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79cm" svg:height="0.635cm" svg:x="17.115cm" svg:y="5.801cm" svg:viewBox="0 0 2791 636" svg:d="M2473 636h1c56 0 110-15 158-43 49-27 89-67 117-116 27-48 42-103 42-158 0-1 0-1 0-2 0-55-15-110-42-158-28-49-68-89-117-116-48-28-102-43-158-43h-1-215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79cm" svg:height="0.893cm" svg:x="17.115cm" svg:y="5.672cm">
            <draw:text-box>
              <text:p text:style-name="P4"><text:span text:style-name="T1">namenaMaterijalaId#</text:span></text:p>
            </draw:text-box>
          </draw:frame>
        </draw:g>
        <draw:g>
          <draw:g>
            <draw:path draw:style-name="gr2" draw:text-style-name="P2" draw:layer="layout" svg:width="2.79cm" svg:height="0.635cm" svg:x="17.115cm" svg:y="6.468cm" svg:viewBox="0 0 2791 636" svg:d="M2473 636h1c56 0 110-15 158-43 49-27 89-67 117-116 27-48 42-103 42-158 0-1 0-1 0-2 0-55-15-110-42-158-28-49-68-89-117-116-48-28-102-43-158-43h-1-215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79cm" svg:height="0.635cm" svg:x="17.115cm" svg:y="6.468cm" svg:viewBox="0 0 2791 636" svg:d="M2473 636h1c56 0 110-15 158-43 49-27 89-67 117-116 27-48 42-103 42-158 0-1 0-1 0-2 0-55-15-110-42-158-28-49-68-89-117-116-48-28-102-43-158-43h-1-215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79cm" svg:height="0.893cm" svg:x="17.115cm" svg:y="6.339cm">
            <draw:text-box>
              <text:p text:style-name="P4"><text:span text:style-name="T1">namenaMaterijalaNaziv</text:span></text:p>
            </draw:text-box>
          </draw:frame>
        </draw:g>
        <draw:line draw:style-name="gr3" draw:text-style-name="P3" draw:layer="layout" svg:x1="16.27cm" svg:y1="6.118cm" svg:x2="17.115cm" svg:y2="6.118cm">
          <text:p/>
        </draw:line>
        <draw:line draw:style-name="gr3" draw:text-style-name="P3" draw:layer="layout" svg:x1="16.27cm" svg:y1="6.436cm" svg:x2="17.116cm" svg:y2="6.787cm">
          <text:p/>
        </draw:line>
        <draw:g>
          <draw:g>
            <draw:polygon draw:style-name="gr2" draw:text-style-name="P2" draw:layer="layout" svg:width="2.54cm" svg:height="1.27cm" svg:x="15.23cm" svg:y="7.95cm" svg:viewBox="0 0 2541 1271" draw:points="0,635 1271,0 2541,635 1271,1271">
              <text:p/>
            </draw:polygon>
            <draw:polygon draw:style-name="gr3" draw:text-style-name="P3" draw:layer="layout" svg:width="2.54cm" svg:height="1.27cm" svg:x="15.23cm" svg:y="7.95cm" svg:viewBox="0 0 2541 1271" draw:points="0,635 1271,0 2541,635 1271,1271">
              <text:p/>
            </draw:polygon>
          </draw:g>
          <draw:frame draw:style-name="gr7" draw:text-style-name="P5" draw:layer="layout" svg:width="2.117cm" svg:height="0.953cm" svg:x="15.442cm" svg:y="8.109cm">
            <draw:text-box>
              <text:p text:style-name="P4"><text:span text:style-name="T2">PredmetPoSmerus</text:span></text:p>
            </draw:text-box>
          </draw:frame>
        </draw:g>
        <draw:g>
          <draw:polyline draw:style-name="gr3" draw:text-style-name="P3" draw:layer="layout" svg:width="1.855cm" svg:height="0.02cm" svg:x="13.375cm" svg:y="8.565cm" svg:viewBox="0 0 1856 21" draw:points="1856,21 855,21 855,10 855,0 0,0">
            <text:p/>
          </draw:polyline>
          <draw:frame draw:style-name="gr8" draw:text-style-name="P5" draw:layer="layout" svg:width="2.258cm" svg:height="0.452cm" svg:x="13.101cm" svg:y="8.074cm">
            <draw:text-box>
              <text:p text:style-name="P4"><text:span text:style-name="T4">(0,M)</text:span></text:p>
            </draw:text-box>
          </draw:frame>
        </draw:g>
        <draw:g>
          <draw:polyline draw:style-name="gr3" draw:text-style-name="P3" draw:layer="layout" svg:width="3.96cm" svg:height="3.363cm" svg:x="16.27cm" svg:y="5.222cm" svg:viewBox="0 0 3961 3364" draw:points="1500,3364 3961,3364 3961,1682 3961,0 0,0">
            <text:p/>
          </draw:polyline>
          <draw:frame draw:style-name="gr10" draw:text-style-name="P5" draw:layer="layout" svg:width="2.258cm" svg:height="0.452cm" svg:x="17.051cm" svg:y="5.199cm">
            <draw:text-box>
              <text:p text:style-name="P4"><text:span text:style-name="T4">(0,M)</text:span></text:p>
            </draw:text-box>
          </draw:frame>
        </draw:g>
        <draw:g>
          <draw:g>
            <draw:polygon draw:style-name="gr2" draw:text-style-name="P2" draw:layer="layout" svg:width="2.54cm" svg:height="1.27cm" svg:x="4.259cm" svg:y="10.93cm" svg:viewBox="0 0 2541 1271" draw:points="0,1271 2541,1271 2541,0 0,0">
              <text:p/>
            </draw:polygon>
            <draw:polygon draw:style-name="gr3" draw:text-style-name="P3" draw:layer="layout" svg:width="2.54cm" svg:height="1.27cm" svg:x="4.259cm" svg:y="10.93cm" svg:viewBox="0 0 2541 1271" draw:points="0,1271 2541,1271 2541,0 0,0">
              <text:p/>
            </draw:polygon>
          </draw:g>
          <draw:frame draw:style-name="gr6" draw:text-style-name="P5" draw:layer="layout" svg:width="2.54cm" svg:height="1.27cm" svg:x="4.259cm" svg:y="10.93cm">
            <draw:text-box>
              <text:p text:style-name="P4"><text:span text:style-name="T1">SkolaModels</text:span></text:p>
            </draw:text-box>
          </draw:frame>
        </draw:g>
        <draw:g>
          <draw:g>
            <draw:path draw:style-name="gr2" draw:text-style-name="P2" draw:layer="layout" svg:width="2.54cm" svg:height="0.635cm" svg:x="1.459cm" svg:y="10.6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1.459cm" svg:y="10.6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1.459cm" svg:y="10.6cm">
            <draw:text-box>
              <text:p text:style-name="P4"><text:span text:style-name="T5">IdSkole#</text:span></text:p>
            </draw:text-box>
          </draw:frame>
        </draw:g>
        <draw:g>
          <draw:g>
            <draw:path draw:style-name="gr2" draw:text-style-name="P2" draw:layer="layout" svg:width="2.54cm" svg:height="0.635cm" svg:x="1.459cm" svg:y="11.23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1.459cm" svg:y="11.23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1.459cm" svg:y="11.23cm">
            <draw:text-box>
              <text:p text:style-name="P4"><text:span text:style-name="T5">NazivSkole</text:span></text:p>
            </draw:text-box>
          </draw:frame>
        </draw:g>
        <draw:g>
          <draw:g>
            <draw:path draw:style-name="gr2" draw:text-style-name="P2" draw:layer="layout" svg:width="2.54cm" svg:height="0.635cm" svg:x="1.459cm" svg:y="11.87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1.459cm" svg:y="11.87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1.459cm" svg:y="11.87cm">
            <draw:text-box>
              <text:p text:style-name="P4"><text:span text:style-name="T5">Skraceno</text:span></text:p>
            </draw:text-box>
          </draw:frame>
        </draw:g>
        <draw:line draw:style-name="gr3" draw:text-style-name="P3" draw:layer="layout" svg:x1="3.999cm" svg:y1="10.918cm" svg:x2="4.26cm" svg:y2="11.249cm">
          <text:p/>
        </draw:line>
        <draw:line draw:style-name="gr3" draw:text-style-name="P3" draw:layer="layout" svg:x1="3.999cm" svg:y1="11.547cm" svg:x2="4.26cm" svg:y2="11.566cm">
          <text:p/>
        </draw:line>
        <draw:line draw:style-name="gr3" draw:text-style-name="P3" draw:layer="layout" svg:x1="3.999cm" svg:y1="12.189cm" svg:x2="4.26cm" svg:y2="11.883cm">
          <text:p/>
        </draw:line>
        <draw:g>
          <draw:g>
            <draw:polygon draw:style-name="gr2" draw:text-style-name="P2" draw:layer="layout" svg:width="2.54cm" svg:height="1.27cm" svg:x="5.359cm" svg:y="15.644cm" svg:viewBox="0 0 2541 1271" draw:points="0,1271 2541,1271 2541,0 0,0">
              <text:p/>
            </draw:polygon>
            <draw:polygon draw:style-name="gr3" draw:text-style-name="P3" draw:layer="layout" svg:width="2.54cm" svg:height="1.27cm" svg:x="5.359cm" svg:y="15.644cm" svg:viewBox="0 0 2541 1271" draw:points="0,1271 2541,1271 2541,0 0,0">
              <text:p/>
            </draw:polygon>
          </draw:g>
          <draw:frame draw:style-name="gr6" draw:text-style-name="P5" draw:layer="layout" svg:width="2.54cm" svg:height="1.27cm" svg:x="5.359cm" svg:y="15.644cm">
            <draw:text-box>
              <text:p text:style-name="P4"><text:span text:style-name="T5">VestModels</text:span></text:p>
            </draw:text-box>
          </draw:frame>
        </draw:g>
        <draw:g>
          <draw:g>
            <draw:path draw:style-name="gr2" draw:text-style-name="P2" draw:layer="layout" svg:width="2.94cm" svg:height="0.635cm" svg:x="1.629cm" svg:y="14.7cm" svg:viewBox="0 0 2941 636" svg:d="M2623 636h1c56 0 110-15 158-43 49-27 89-67 117-116 27-48 42-103 42-158 0-1 0-1 0-2 0-55-15-110-42-158-28-49-68-89-117-116-48-28-102-43-158-43h-1-23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94cm" svg:height="0.635cm" svg:x="1.629cm" svg:y="14.7cm" svg:viewBox="0 0 2941 636" svg:d="M2623 636h1c56 0 110-15 158-43 49-27 89-67 117-116 27-48 42-103 42-158 0-1 0-1 0-2 0-55-15-110-42-158-28-49-68-89-117-116-48-28-102-43-158-43h-1-23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94cm" svg:height="0.635cm" svg:x="1.629cm" svg:y="14.7cm">
            <draw:text-box>
              <text:p text:style-name="P4"><text:span text:style-name="T1">Id#</text:span></text:p>
            </draw:text-box>
          </draw:frame>
        </draw:g>
        <draw:g>
          <draw:g>
            <draw:path draw:style-name="gr2" draw:text-style-name="P2" draw:layer="layout" svg:width="2.94cm" svg:height="0.635cm" svg:x="1.629cm" svg:y="15.335cm" svg:viewBox="0 0 2941 636" svg:d="M2623 636h1c56 0 110-15 158-43 49-27 89-67 117-116 27-48 42-103 42-158 0-1 0-1 0-2 0-55-15-110-42-158-28-49-68-89-117-116-48-28-102-43-158-43h-1-23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94cm" svg:height="0.635cm" svg:x="1.629cm" svg:y="15.335cm" svg:viewBox="0 0 2941 636" svg:d="M2623 636h1c56 0 110-15 158-43 49-27 89-67 117-116 27-48 42-103 42-158 0-1 0-1 0-2 0-55-15-110-42-158-28-49-68-89-117-116-48-28-102-43-158-43h-1-23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94cm" svg:height="0.635cm" svg:x="1.629cm" svg:y="15.335cm">
            <draw:text-box>
              <text:p text:style-name="P4"><text:span text:style-name="T1">Naslov</text:span></text:p>
            </draw:text-box>
          </draw:frame>
        </draw:g>
        <draw:g>
          <draw:g>
            <draw:path draw:style-name="gr2" draw:text-style-name="P2" draw:layer="layout" svg:width="2.94cm" svg:height="0.635cm" svg:x="1.629cm" svg:y="15.988cm" svg:viewBox="0 0 2941 636" svg:d="M2623 636h1c56 0 110-15 158-43 49-27 89-67 117-116 27-48 42-103 42-158 0-1 0-1 0-2 0-55-15-110-42-158-28-49-68-89-117-116-48-28-102-43-158-43h-1-23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94cm" svg:height="0.635cm" svg:x="1.629cm" svg:y="15.988cm" svg:viewBox="0 0 2941 636" svg:d="M2623 636h1c56 0 110-15 158-43 49-27 89-67 117-116 27-48 42-103 42-158 0-1 0-1 0-2 0-55-15-110-42-158-28-49-68-89-117-116-48-28-102-43-158-43h-1-23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94cm" svg:height="0.635cm" svg:x="1.629cm" svg:y="15.988cm">
            <draw:text-box>
              <text:p text:style-name="P4"><text:span text:style-name="T1">Thumbnail</text:span></text:p>
            </draw:text-box>
          </draw:frame>
        </draw:g>
        <draw:g>
          <draw:g>
            <draw:path draw:style-name="gr2" draw:text-style-name="P2" draw:layer="layout" svg:width="2.94cm" svg:height="0.635cm" svg:x="1.629cm" svg:y="16.641cm" svg:viewBox="0 0 2941 636" svg:d="M2623 636h1c56 0 110-15 158-43 49-27 89-67 117-116 27-48 42-103 42-158 0-1 0-1 0-2 0-55-15-110-42-158-28-49-68-89-117-116-48-28-102-43-158-43h-1-23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94cm" svg:height="0.635cm" svg:x="1.629cm" svg:y="16.641cm" svg:viewBox="0 0 2941 636" svg:d="M2623 636h1c56 0 110-15 158-43 49-27 89-67 117-116 27-48 42-103 42-158 0-1 0-1 0-2 0-55-15-110-42-158-28-49-68-89-117-116-48-28-102-43-158-43h-1-23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94cm" svg:height="0.635cm" svg:x="1.629cm" svg:y="16.641cm">
            <draw:text-box>
              <text:p text:style-name="P4"><text:span text:style-name="T1">DatumPostavljanja</text:span></text:p>
            </draw:text-box>
          </draw:frame>
        </draw:g>
        <draw:g>
          <draw:g>
            <draw:path draw:style-name="gr2" draw:text-style-name="P2" draw:layer="layout" svg:width="2.94cm" svg:height="0.635cm" svg:x="1.629cm" svg:y="17.293cm" svg:viewBox="0 0 2941 636" svg:d="M2623 636h1c56 0 110-15 158-43 49-27 89-67 117-116 27-48 42-103 42-158 0-1 0-1 0-2 0-55-15-110-42-158-28-49-68-89-117-116-48-28-102-43-158-43h-1-23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94cm" svg:height="0.635cm" svg:x="1.629cm" svg:y="17.293cm" svg:viewBox="0 0 2941 636" svg:d="M2623 636h1c56 0 110-15 158-43 49-27 89-67 117-116 27-48 42-103 42-158 0-1 0-1 0-2 0-55-15-110-42-158-28-49-68-89-117-116-48-28-102-43-158-43h-1-23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94cm" svg:height="0.635cm" svg:x="1.629cm" svg:y="17.293cm">
            <draw:text-box>
              <text:p text:style-name="P4"><text:span text:style-name="T1">KratakOpis</text:span></text:p>
            </draw:text-box>
          </draw:frame>
        </draw:g>
        <draw:line draw:style-name="gr3" draw:text-style-name="P3" draw:layer="layout" svg:x1="4.569cm" svg:y1="15.017cm" svg:x2="5.36cm" svg:y2="15.963cm">
          <text:p/>
        </draw:line>
        <draw:line draw:style-name="gr3" draw:text-style-name="P3" draw:layer="layout" svg:x1="4.569cm" svg:y1="15.652cm" svg:x2="5.36cm" svg:y2="15.963cm">
          <text:p/>
        </draw:line>
        <draw:line draw:style-name="gr3" draw:text-style-name="P3" draw:layer="layout" svg:x1="5.36cm" svg:y1="16.596cm" svg:x2="4.569cm" svg:y2="16.958cm">
          <text:p/>
        </draw:line>
        <draw:line draw:style-name="gr3" draw:text-style-name="P3" draw:layer="layout" svg:x1="5.36cm" svg:y1="16.596cm" svg:x2="4.569cm" svg:y2="17.611cm">
          <text:p/>
        </draw:line>
        <draw:line draw:style-name="gr3" draw:text-style-name="P3" draw:layer="layout" svg:x1="4.569cm" svg:y1="16.306cm" svg:x2="5.36cm" svg:y2="16.279cm">
          <text:p/>
        </draw:line>
        <draw:g>
          <draw:g>
            <draw:polygon draw:style-name="gr2" draw:text-style-name="P2" draw:layer="layout" svg:width="2.54cm" svg:height="1.27cm" svg:x="13.359cm" svg:y="15.644cm" svg:viewBox="0 0 2541 1271" draw:points="0,1271 2541,1271 2541,0 0,0">
              <text:p/>
            </draw:polygon>
            <draw:polygon draw:style-name="gr3" draw:text-style-name="P3" draw:layer="layout" svg:width="2.54cm" svg:height="1.27cm" svg:x="13.359cm" svg:y="15.644cm" svg:viewBox="0 0 2541 1271" draw:points="0,1271 2541,1271 2541,0 0,0">
              <text:p/>
            </draw:polygon>
          </draw:g>
          <draw:frame draw:style-name="gr6" draw:text-style-name="P5" draw:layer="layout" svg:width="2.54cm" svg:height="1.27cm" svg:x="13.359cm" svg:y="15.644cm">
            <draw:text-box>
              <text:p text:style-name="P4"><text:span text:style-name="T1">TeloVestiModels</text:span></text:p>
            </draw:text-box>
          </draw:frame>
        </draw:g>
        <draw:g>
          <draw:g>
            <draw:polygon draw:style-name="gr2" draw:text-style-name="P2" draw:layer="layout" svg:width="2.54cm" svg:height="1.27cm" svg:x="9.089cm" svg:y="15.644cm" svg:viewBox="0 0 2541 1271" draw:points="0,635 1271,0 2541,635 1271,1271">
              <text:p/>
            </draw:polygon>
            <draw:polygon draw:style-name="gr3" draw:text-style-name="P3" draw:layer="layout" svg:width="2.54cm" svg:height="1.27cm" svg:x="9.089cm" svg:y="15.644cm" svg:viewBox="0 0 2541 1271" draw:points="0,635 1271,0 2541,635 1271,1271">
              <text:p/>
            </draw:polygon>
          </draw:g>
          <draw:frame draw:style-name="gr7" draw:text-style-name="P5" draw:layer="layout" svg:width="2.117cm" svg:height="0.953cm" svg:x="9.301cm" svg:y="15.803cm">
            <draw:text-box>
              <text:p text:style-name="P4"><text:span text:style-name="T6">veza</text:span></text:p>
            </draw:text-box>
          </draw:frame>
        </draw:g>
        <draw:g>
          <draw:g>
            <draw:path draw:style-name="gr2" draw:text-style-name="P2" draw:layer="layout" svg:width="2.54cm" svg:height="0.635cm" svg:x="16.559cm" svg:y="15.644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16.559cm" svg:y="15.644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16.559cm" svg:y="15.644cm">
            <draw:text-box>
              <text:p text:style-name="P4"><text:span text:style-name="T1">Id#</text:span></text:p>
            </draw:text-box>
          </draw:frame>
        </draw:g>
        <draw:g>
          <draw:g>
            <draw:path draw:style-name="gr2" draw:text-style-name="P2" draw:layer="layout" svg:width="2.54cm" svg:height="0.635cm" svg:x="16.559cm" svg:y="16.279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16.559cm" svg:y="16.279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16.559cm" svg:y="16.279cm">
            <draw:text-box>
              <text:p text:style-name="P4"><text:span text:style-name="T1">TeloVesti</text:span></text:p>
            </draw:text-box>
          </draw:frame>
        </draw:g>
        <draw:line draw:style-name="gr3" draw:text-style-name="P3" draw:layer="layout" svg:x1="16.559cm" svg:y1="15.961cm" svg:x2="15.899cm" svg:y2="15.961cm">
          <text:p/>
        </draw:line>
        <draw:line draw:style-name="gr3" draw:text-style-name="P3" draw:layer="layout" svg:x1="16.559cm" svg:y1="16.596cm" svg:x2="15.899cm" svg:y2="16.596cm">
          <text:p/>
        </draw:line>
        <draw:g>
          <draw:line draw:style-name="gr3" draw:text-style-name="P3" draw:layer="layout" svg:x1="13.359cm" svg:y1="16.279cm" svg:x2="11.629cm" svg:y2="16.279cm">
            <text:p/>
          </draw:line>
          <draw:frame draw:style-name="gr8" draw:text-style-name="P5" draw:layer="layout" svg:width="2.258cm" svg:height="0.452cm" svg:x="11.3cm" svg:y="15.688cm">
            <draw:text-box>
              <text:p text:style-name="P4"><text:span text:style-name="T4">(1,1)</text:span></text:p>
            </draw:text-box>
          </draw:frame>
        </draw:g>
        <draw:g>
          <draw:line draw:style-name="gr3" draw:text-style-name="P3" draw:layer="layout" svg:x1="9.089cm" svg:y1="16.279cm" svg:x2="7.899cm" svg:y2="16.279cm">
            <text:p/>
          </draw:line>
          <draw:frame draw:style-name="gr8" draw:text-style-name="P5" draw:layer="layout" svg:width="2.258cm" svg:height="0.452cm" svg:x="7.63cm" svg:y="15.688cm">
            <draw:text-box>
              <text:p text:style-name="P4"><text:span text:style-name="T7">(0,M)</text:span></text:p>
            </draw:text-box>
          </draw:frame>
        </draw:g>
        <draw:g>
          <draw:g>
            <draw:path draw:style-name="gr2" draw:text-style-name="P2" draw:layer="layout" svg:width="2.54cm" svg:height="0.635cm" svg:x="0.959cm" svg:y="5.636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0.959cm" svg:y="5.636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0.959cm" svg:y="5.636cm">
            <draw:text-box>
              <text:p text:style-name="P4"><text:span text:style-name="T1">odobreno</text:span></text:p>
            </draw:text-box>
          </draw:frame>
        </draw:g>
        <draw:g>
          <draw:g>
            <draw:path draw:style-name="gr2" draw:text-style-name="P2" draw:layer="layout" svg:width="2.54cm" svg:height="0.635cm" svg:x="0.959cm" svg:y="6.336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0.959cm" svg:y="6.336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0.959cm" svg:y="6.336cm">
            <draw:text-box>
              <text:p text:style-name="P4"><text:span text:style-name="T1">obrazlozenje</text:span></text:p>
            </draw:text-box>
          </draw:frame>
        </draw:g>
        <draw:g>
          <draw:g>
            <draw:path draw:style-name="gr2" draw:text-style-name="P2" draw:layer="layout" svg:width="2.54cm" svg:height="0.635cm" svg:x="0.959cm" svg:y="7.036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0.959cm" svg:y="7.036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0.959cm" svg:y="7.036cm">
            <draw:text-box>
              <text:p text:style-name="P4"><text:span text:style-name="T1">idUser</text:span></text:p>
            </draw:text-box>
          </draw:frame>
        </draw:g>
        <draw:g>
          <draw:g>
            <draw:path draw:style-name="gr2" draw:text-style-name="P2" draw:layer="layout" svg:width="2.54cm" svg:height="0.635cm" svg:x="0.959cm" svg:y="7.729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0.959cm" svg:y="7.729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893cm" svg:x="0.959cm" svg:y="7.6cm">
            <draw:text-box>
              <text:p text:style-name="P4"><text:span text:style-name="T1">datumMaterijali</text:span></text:p>
            </draw:text-box>
          </draw:frame>
        </draw:g>
        <draw:line draw:style-name="gr1" draw:text-style-name="P1" draw:layer="layout" svg:x1="3.5cm" svg:y1="5.9cm" svg:x2="4.9cm" svg:y2="4cm">
          <text:p/>
        </draw:line>
        <draw:line draw:style-name="gr1" draw:text-style-name="P1" draw:layer="layout" svg:x1="3.5cm" svg:y1="6.6cm" svg:x2="4.9cm" svg:y2="4cm">
          <text:p/>
        </draw:line>
        <draw:line draw:style-name="gr1" draw:text-style-name="P1" draw:layer="layout" svg:x1="3.5cm" svg:y1="7.3cm" svg:x2="5.3cm" svg:y2="4cm">
          <text:p/>
        </draw:line>
        <draw:line draw:style-name="gr1" draw:text-style-name="P1" draw:layer="layout" svg:x1="3.5cm" svg:y1="8cm" svg:x2="5.3cm" svg:y2="4cm">
          <text:p/>
        </draw:line>
        <draw:g>
          <draw:g>
            <draw:path draw:style-name="gr2" draw:text-style-name="P2" draw:layer="layout" svg:width="2.54cm" svg:height="0.635cm" svg:x="12.118cm" svg:y="9.3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12.118cm" svg:y="9.3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1.017cm" svg:x="12.118cm" svg:y="9.109cm">
            <draw:text-box>
              <text:p text:style-name="P4"><text:span text:style-name="T5">fileMimeTypeIts</text:span></text:p>
            </draw:text-box>
          </draw:frame>
        </draw:g>
        <draw:g>
          <draw:g>
            <draw:path draw:style-name="gr2" draw:text-style-name="P2" draw:layer="layout" svg:width="2.54cm" svg:height="0.635cm" svg:x="12.118cm" svg:y="9.982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12.118cm" svg:y="9.982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1.017cm" svg:x="12.118cm" svg:y="9.791cm">
            <draw:text-box>
              <text:p text:style-name="P4"><text:span text:style-name="T5">fileEkstenzijaIts</text:span></text:p>
            </draw:text-box>
          </draw:frame>
        </draw:g>
        <draw:g>
          <draw:g>
            <draw:path draw:style-name="gr2" draw:text-style-name="P2" draw:layer="layout" svg:width="2.54cm" svg:height="0.635cm" svg:x="12.118cm" svg:y="10.665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12.118cm" svg:y="10.665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12.118cm" svg:y="10.665cm">
            <draw:text-box>
              <text:p text:style-name="P4"><text:span text:style-name="T5">fajlNs</text:span></text:p>
            </draw:text-box>
          </draw:frame>
        </draw:g>
        <draw:g>
          <draw:g>
            <draw:path draw:style-name="gr2" draw:text-style-name="P2" draw:layer="layout" svg:width="2.54cm" svg:height="0.635cm" svg:x="12.118cm" svg:y="11.347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12.118cm" svg:y="11.347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1.017cm" svg:x="12.118cm" svg:y="11.156cm">
            <draw:text-box>
              <text:p text:style-name="P4"><text:span text:style-name="T5">fileMimeTypeNs</text:span></text:p>
            </draw:text-box>
          </draw:frame>
        </draw:g>
        <draw:g>
          <draw:g>
            <draw:polygon draw:style-name="gr2" draw:text-style-name="P2" draw:layer="layout" svg:width="3.399cm" svg:height="1.27cm" svg:x="10cm" svg:y="7.929cm" svg:viewBox="0 0 3400 1271" draw:points="0,1271 3400,1271 3400,0 0,0">
              <text:p/>
            </draw:polygon>
            <draw:polygon draw:style-name="gr3" draw:text-style-name="P3" draw:layer="layout" svg:width="3.399cm" svg:height="1.27cm" svg:x="10cm" svg:y="7.929cm" svg:viewBox="0 0 3400 1271" draw:points="0,1271 3400,1271 3400,0 0,0">
              <text:p/>
            </draw:polygon>
          </draw:g>
          <draw:frame draw:style-name="gr6" draw:text-style-name="P5" draw:layer="layout" svg:width="3.399cm" svg:height="1.27cm" svg:x="10cm" svg:y="7.929cm">
            <draw:text-box>
              <text:p text:style-name="P4"><text:span text:style-name="T5">SmerModels</text:span></text:p>
            </draw:text-box>
          </draw:frame>
        </draw:g>
        <draw:line draw:style-name="gr1" draw:text-style-name="P1" draw:layer="layout" svg:x1="11.8cm" svg:y1="9.2cm" svg:x2="11.8cm" svg:y2="14.4cm">
          <text:p/>
        </draw:line>
        <draw:line draw:style-name="gr1" draw:text-style-name="P1" draw:layer="layout" svg:x1="12.1cm" svg:y1="9.6cm" svg:x2="11.8cm" svg:y2="9.6cm">
          <text:p/>
        </draw:line>
        <draw:line draw:style-name="gr1" draw:text-style-name="P1" draw:layer="layout" svg:x1="12.1cm" svg:y1="10.3cm" svg:x2="11.8cm" svg:y2="10.3cm">
          <text:p/>
        </draw:line>
        <draw:line draw:style-name="gr1" draw:text-style-name="P1" draw:layer="layout" svg:x1="12.1cm" svg:y1="11cm" svg:x2="11.8cm" svg:y2="11cm">
          <text:p/>
        </draw:line>
        <draw:line draw:style-name="gr1" draw:text-style-name="P1" draw:layer="layout" svg:x1="12.1cm" svg:y1="11.7cm" svg:x2="11.8cm" svg:y2="11.7cm">
          <text:p/>
        </draw:line>
        <draw:line draw:style-name="gr1" draw:text-style-name="P1" draw:layer="layout" svg:x1="12.2cm" svg:y1="12.4cm" svg:x2="11.8cm" svg:y2="12.4cm">
          <text:p/>
        </draw:line>
        <draw:line draw:style-name="gr1" draw:text-style-name="P1" draw:layer="layout" svg:x1="12.2cm" svg:y1="13cm" svg:x2="11.8cm" svg:y2="13cm">
          <text:p/>
        </draw:line>
        <draw:line draw:style-name="gr1" draw:text-style-name="P1" draw:layer="layout" svg:x1="12.2cm" svg:y1="13.7cm" svg:x2="11.8cm" svg:y2="13.7cm">
          <text:p/>
        </draw:line>
        <draw:line draw:style-name="gr1" draw:text-style-name="P1" draw:layer="layout" svg:x1="12.2cm" svg:y1="14.4cm" svg:x2="11.8cm" svg:y2="14.4cm">
          <text:p/>
        </draw:line>
        <draw:g>
          <draw:g>
            <draw:path draw:style-name="gr2" draw:text-style-name="P2" draw:layer="layout" svg:width="2.54cm" svg:height="0.635cm" svg:x="12.159cm" svg:y="12.017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12.159cm" svg:y="12.017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1.017cm" svg:x="12.159cm" svg:y="11.826cm">
            <draw:text-box>
              <text:p text:style-name="P4"><text:span text:style-name="T5">fileEkstenzijaNs</text:span></text:p>
            </draw:text-box>
          </draw:frame>
        </draw:g>
        <draw:g>
          <draw:g>
            <draw:path draw:style-name="gr2" draw:text-style-name="P2" draw:layer="layout" svg:width="2.54cm" svg:height="0.635cm" svg:x="12.159cm" svg:y="12.699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12.159cm" svg:y="12.699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12.159cm" svg:y="12.699cm">
            <draw:text-box>
              <text:p text:style-name="P4"><text:span text:style-name="T5">fajlMs</text:span></text:p>
            </draw:text-box>
          </draw:frame>
        </draw:g>
        <draw:g>
          <draw:g>
            <draw:path draw:style-name="gr2" draw:text-style-name="P2" draw:layer="layout" svg:width="2.54cm" svg:height="0.635cm" svg:x="12.159cm" svg:y="13.382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12.159cm" svg:y="13.382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1.017cm" svg:x="12.159cm" svg:y="13.191cm">
            <draw:text-box>
              <text:p text:style-name="P4"><text:span text:style-name="T5">fileMimeTypeMs</text:span></text:p>
            </draw:text-box>
          </draw:frame>
        </draw:g>
        <draw:g>
          <draw:g>
            <draw:path draw:style-name="gr2" draw:text-style-name="P2" draw:layer="layout" svg:width="2.54cm" svg:height="0.635cm" svg:x="12.159cm" svg:y="14.064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12.159cm" svg:y="14.064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1.017cm" svg:x="12.159cm" svg:y="13.873cm">
            <draw:text-box>
              <text:p text:style-name="P4"><text:span text:style-name="T5">fileEkstenzijaMs</text:span></text:p>
            </draw:text-box>
          </draw:frame>
        </draw:g>
        <draw:line draw:style-name="gr1" draw:text-style-name="P1" draw:layer="layout" svg:x1="11.8cm" svg:y1="9.6cm" svg:x2="11.5cm" svg:y2="9.6cm">
          <text:p/>
        </draw:line>
        <draw:line draw:style-name="gr1" draw:text-style-name="P1" draw:layer="layout" svg:x1="11.8cm" svg:y1="10.3cm" svg:x2="11.5cm" svg:y2="10.3cm">
          <text:p/>
        </draw:line>
        <draw:line draw:style-name="gr1" draw:text-style-name="P1" draw:layer="layout" svg:x1="11.8cm" svg:y1="11cm" svg:x2="11.5cm" svg:y2="11cm">
          <text:p/>
        </draw:line>
        <draw:line draw:style-name="gr1" draw:text-style-name="P1" draw:layer="layout" svg:x1="11.8cm" svg:y1="11.7cm" svg:x2="11.5cm" svg:y2="11.7cm">
          <text:p/>
        </draw:line>
        <draw:line draw:style-name="gr1" draw:text-style-name="P1" draw:layer="layout" svg:x1="11.9cm" svg:y1="12.4cm" svg:x2="11.5cm" svg:y2="12.4cm">
          <text:p/>
        </draw:line>
        <draw:line draw:style-name="gr1" draw:text-style-name="P1" draw:layer="layout" svg:x1="11.9cm" svg:y1="13cm" svg:x2="11.5cm" svg:y2="13cm">
          <text:p/>
        </draw:line>
        <draw:line draw:style-name="gr1" draw:text-style-name="P1" draw:layer="layout" svg:x1="11.9cm" svg:y1="13.7cm" svg:x2="11.5cm" svg:y2="13.7cm">
          <text:p/>
        </draw:line>
        <draw:line draw:style-name="gr1" draw:text-style-name="P1" draw:layer="layout" svg:x1="11.9cm" svg:y1="14.4cm" svg:x2="11.5cm" svg:y2="14.4cm">
          <text:p/>
        </draw:line>
        <draw:g>
          <draw:g>
            <draw:path draw:style-name="gr2" draw:text-style-name="P2" draw:layer="layout" svg:width="2.54cm" svg:height="0.635cm" svg:x="9.118cm" svg:y="9.3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9.118cm" svg:y="9.3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9.118cm" svg:y="9.3cm">
            <draw:text-box>
              <text:p text:style-name="P4"><text:span text:style-name="T5">smerId#</text:span></text:p>
            </draw:text-box>
          </draw:frame>
        </draw:g>
        <draw:g>
          <draw:g>
            <draw:path draw:style-name="gr2" draw:text-style-name="P2" draw:layer="layout" svg:width="2.54cm" svg:height="0.635cm" svg:x="9.118cm" svg:y="9.982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9.118cm" svg:y="9.982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9.118cm" svg:y="9.982cm">
            <draw:text-box>
              <text:p text:style-name="P4"><text:span text:style-name="T5">smerNaziv</text:span></text:p>
            </draw:text-box>
          </draw:frame>
        </draw:g>
        <draw:g>
          <draw:g>
            <draw:path draw:style-name="gr2" draw:text-style-name="P2" draw:layer="layout" svg:width="2.54cm" svg:height="0.635cm" svg:x="9.118cm" svg:y="10.665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9.118cm" svg:y="10.665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9.118cm" svg:y="10.665cm">
            <draw:text-box>
              <text:p text:style-name="P4"><text:span text:style-name="T5">smerOpis</text:span></text:p>
            </draw:text-box>
          </draw:frame>
        </draw:g>
        <draw:g>
          <draw:g>
            <draw:path draw:style-name="gr2" draw:text-style-name="P2" draw:layer="layout" svg:width="2.54cm" svg:height="0.635cm" svg:x="9.118cm" svg:y="11.347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9.118cm" svg:y="11.347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9.118cm" svg:y="11.347cm">
            <draw:text-box>
              <text:p text:style-name="P4"><text:span text:style-name="T5">smerSkraceno</text:span></text:p>
            </draw:text-box>
          </draw:frame>
        </draw:g>
        <draw:g>
          <draw:g>
            <draw:path draw:style-name="gr2" draw:text-style-name="P2" draw:layer="layout" svg:width="2.54cm" svg:height="0.635cm" svg:x="9.159cm" svg:y="12.017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9.159cm" svg:y="12.017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9.159cm" svg:y="12.017cm">
            <draw:text-box>
              <text:p text:style-name="P4"><text:span text:style-name="T5">nazivFajlIts</text:span></text:p>
            </draw:text-box>
          </draw:frame>
        </draw:g>
        <draw:g>
          <draw:g>
            <draw:path draw:style-name="gr2" draw:text-style-name="P2" draw:layer="layout" svg:width="2.54cm" svg:height="0.635cm" svg:x="9.159cm" svg:y="12.699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9.159cm" svg:y="12.699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9.159cm" svg:y="12.699cm">
            <draw:text-box>
              <text:p text:style-name="P4"><text:span text:style-name="T5">nazivFajlNs</text:span></text:p>
            </draw:text-box>
          </draw:frame>
        </draw:g>
        <draw:g>
          <draw:g>
            <draw:path draw:style-name="gr2" draw:text-style-name="P2" draw:layer="layout" svg:width="2.54cm" svg:height="0.635cm" svg:x="9.159cm" svg:y="13.382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9.159cm" svg:y="13.382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9.159cm" svg:y="13.382cm">
            <draw:text-box>
              <text:p text:style-name="P4"><text:span text:style-name="T5">nazivFajlMs</text:span></text:p>
            </draw:text-box>
          </draw:frame>
        </draw:g>
        <draw:g>
          <draw:g>
            <draw:path draw:style-name="gr2" draw:text-style-name="P2" draw:layer="layout" svg:width="2.54cm" svg:height="0.635cm" svg:x="9.159cm" svg:y="14.064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9.159cm" svg:y="14.064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9.159cm" svg:y="14.064cm">
            <draw:text-box>
              <text:p text:style-name="P4"><text:span text:style-name="T5">fajlIts</text:span></text:p>
            </draw:text-box>
          </draw:frame>
        </draw:g>
        <draw:g>
          <draw:g>
            <draw:path draw:style-name="gr2" draw:text-style-name="P2" draw:layer="layout" svg:width="2.54cm" svg:height="0.635cm" svg:x="17.1cm" svg:y="3.064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17.1cm" svg:y="3.064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17.1cm" svg:y="3.064cm">
            <draw:text-box>
              <text:p text:style-name="P4"><text:span text:style-name="T1">predmetNaziv</text:span></text:p>
            </draw:text-box>
          </draw:frame>
        </draw:g>
        <draw:line draw:style-name="gr1" draw:text-style-name="P1" draw:layer="layout" svg:x1="16.3cm" svg:y1="4.9cm" svg:x2="17.1cm" svg:y2="4.9cm">
          <text:p/>
        </draw:line>
        <draw:g>
          <draw:g>
            <draw:path draw:style-name="gr2" draw:text-style-name="P2" draw:layer="layout" svg:width="2.54cm" svg:height="0.635cm" svg:x="17.059cm" svg:y="4.464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17.059cm" svg:y="4.464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17.059cm" svg:y="4.464cm">
            <draw:text-box>
              <text:p text:style-name="P4"><text:span text:style-name="T1">predmetOpis</text:span></text:p>
            </draw:text-box>
          </draw:frame>
        </draw:g>
        <draw:g>
          <draw:g>
            <draw:path draw:style-name="gr2" draw:text-style-name="P2" draw:layer="layout" svg:width="2.94cm" svg:height="0.635cm" svg:x="1.6cm" svg:y="18.371cm" svg:viewBox="0 0 2941 636" svg:d="M2623 636h1c56 0 110-15 158-43 49-27 89-67 117-116 27-48 42-103 42-158 0-1 0-1 0-2 0-55-15-110-42-158-28-49-68-89-117-116-48-28-102-43-158-43h-1-23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94cm" svg:height="0.635cm" svg:x="1.6cm" svg:y="18.371cm" svg:viewBox="0 0 2941 636" svg:d="M2623 636h1c56 0 110-15 158-43 49-27 89-67 117-116 27-48 42-103 42-158 0-1 0-1 0-2 0-55-15-110-42-158-28-49-68-89-117-116-48-28-102-43-158-43h-1-23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94cm" svg:height="0.635cm" svg:x="1.6cm" svg:y="18.371cm">
            <draw:text-box>
              <text:p text:style-name="P4"><text:span text:style-name="T1">Id_post#</text:span></text:p>
            </draw:text-box>
          </draw:frame>
        </draw:g>
        <draw:g>
          <draw:g>
            <draw:path draw:style-name="gr2" draw:text-style-name="P2" draw:layer="layout" svg:width="2.94cm" svg:height="0.635cm" svg:x="1.6cm" svg:y="19.006cm" svg:viewBox="0 0 2941 636" svg:d="M2623 636h1c56 0 110-15 158-43 49-27 89-67 117-116 27-48 42-103 42-158 0-1 0-1 0-2 0-55-15-110-42-158-28-49-68-89-117-116-48-28-102-43-158-43h-1-23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94cm" svg:height="0.635cm" svg:x="1.6cm" svg:y="19.006cm" svg:viewBox="0 0 2941 636" svg:d="M2623 636h1c56 0 110-15 158-43 49-27 89-67 117-116 27-48 42-103 42-158 0-1 0-1 0-2 0-55-15-110-42-158-28-49-68-89-117-116-48-28-102-43-158-43h-1-23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94cm" svg:height="0.635cm" svg:x="1.6cm" svg:y="19.006cm">
            <draw:text-box>
              <text:p text:style-name="P4"><text:span text:style-name="T1">posttitle</text:span></text:p>
            </draw:text-box>
          </draw:frame>
        </draw:g>
        <draw:g>
          <draw:g>
            <draw:path draw:style-name="gr2" draw:text-style-name="P2" draw:layer="layout" svg:width="2.94cm" svg:height="0.635cm" svg:x="1.6cm" svg:y="19.659cm" svg:viewBox="0 0 2941 636" svg:d="M2623 636h1c56 0 110-15 158-43 49-27 89-67 117-116 27-48 42-103 42-158 0-1 0-1 0-2 0-55-15-110-42-158-28-49-68-89-117-116-48-28-102-43-158-43h-1-23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94cm" svg:height="0.635cm" svg:x="1.6cm" svg:y="19.659cm" svg:viewBox="0 0 2941 636" svg:d="M2623 636h1c56 0 110-15 158-43 49-27 89-67 117-116 27-48 42-103 42-158 0-1 0-1 0-2 0-55-15-110-42-158-28-49-68-89-117-116-48-28-102-43-158-43h-1-23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94cm" svg:height="0.635cm" svg:x="1.6cm" svg:y="19.659cm">
            <draw:text-box>
              <text:p text:style-name="P4"><text:span text:style-name="T1">postmessage</text:span></text:p>
            </draw:text-box>
          </draw:frame>
        </draw:g>
        <draw:g>
          <draw:g>
            <draw:path draw:style-name="gr2" draw:text-style-name="P2" draw:layer="layout" svg:width="2.94cm" svg:height="0.635cm" svg:x="1.6cm" svg:y="20.312cm" svg:viewBox="0 0 2941 636" svg:d="M2623 636h1c56 0 110-15 158-43 49-27 89-67 117-116 27-48 42-103 42-158 0-1 0-1 0-2 0-55-15-110-42-158-28-49-68-89-117-116-48-28-102-43-158-43h-1-23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94cm" svg:height="0.635cm" svg:x="1.6cm" svg:y="20.312cm" svg:viewBox="0 0 2941 636" svg:d="M2623 636h1c56 0 110-15 158-43 49-27 89-67 117-116 27-48 42-103 42-158 0-1 0-1 0-2 0-55-15-110-42-158-28-49-68-89-117-116-48-28-102-43-158-43h-1-23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94cm" svg:height="0.635cm" svg:x="1.6cm" svg:y="20.312cm">
            <draw:text-box>
              <text:p text:style-name="P4"><text:span text:style-name="T1">Posteddate</text:span></text:p>
            </draw:text-box>
          </draw:frame>
        </draw:g>
        <draw:g>
          <draw:g>
            <draw:path draw:style-name="gr2" draw:text-style-name="P2" draw:layer="layout" svg:width="2.94cm" svg:height="0.635cm" svg:x="1.6cm" svg:y="20.964cm" svg:viewBox="0 0 2941 636" svg:d="M2623 636h1c56 0 110-15 158-43 49-27 89-67 117-116 27-48 42-103 42-158 0-1 0-1 0-2 0-55-15-110-42-158-28-49-68-89-117-116-48-28-102-43-158-43h-1-23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94cm" svg:height="0.635cm" svg:x="1.6cm" svg:y="20.964cm" svg:viewBox="0 0 2941 636" svg:d="M2623 636h1c56 0 110-15 158-43 49-27 89-67 117-116 27-48 42-103 42-158 0-1 0-1 0-2 0-55-15-110-42-158-28-49-68-89-117-116-48-28-102-43-158-43h-1-23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94cm" svg:height="0.635cm" svg:x="1.6cm" svg:y="20.964cm">
            <draw:text-box>
              <text:p text:style-name="P4"><text:span text:style-name="T1">approved</text:span></text:p>
            </draw:text-box>
          </draw:frame>
        </draw:g>
        <draw:line draw:style-name="gr3" draw:text-style-name="P3" draw:layer="layout" svg:x1="4.54cm" svg:y1="18.688cm" svg:x2="5.331cm" svg:y2="19.634cm">
          <text:p/>
        </draw:line>
        <draw:line draw:style-name="gr3" draw:text-style-name="P3" draw:layer="layout" svg:x1="4.54cm" svg:y1="19.323cm" svg:x2="5.331cm" svg:y2="19.634cm">
          <text:p/>
        </draw:line>
        <draw:line draw:style-name="gr3" draw:text-style-name="P3" draw:layer="layout" svg:x1="5.331cm" svg:y1="20.267cm" svg:x2="4.54cm" svg:y2="20.629cm">
          <text:p/>
        </draw:line>
        <draw:line draw:style-name="gr3" draw:text-style-name="P3" draw:layer="layout" svg:x1="5.331cm" svg:y1="20.267cm" svg:x2="4.54cm" svg:y2="21.282cm">
          <text:p/>
        </draw:line>
        <draw:line draw:style-name="gr3" draw:text-style-name="P3" draw:layer="layout" svg:x1="4.54cm" svg:y1="19.977cm" svg:x2="5.331cm" svg:y2="19.95cm">
          <text:p/>
        </draw:line>
        <draw:g>
          <draw:g>
            <draw:polygon draw:style-name="gr2" draw:text-style-name="P2" draw:layer="layout" svg:width="2.54cm" svg:height="1.27cm" svg:x="9.06cm" svg:y="19.315cm" svg:viewBox="0 0 2541 1271" draw:points="0,635 1271,0 2541,635 1271,1271">
              <text:p/>
            </draw:polygon>
            <draw:polygon draw:style-name="gr3" draw:text-style-name="P3" draw:layer="layout" svg:width="2.54cm" svg:height="1.27cm" svg:x="9.06cm" svg:y="19.315cm" svg:viewBox="0 0 2541 1271" draw:points="0,635 1271,0 2541,635 1271,1271">
              <text:p/>
            </draw:polygon>
          </draw:g>
          <draw:frame draw:style-name="gr7" draw:text-style-name="P5" draw:layer="layout" svg:width="2.117cm" svg:height="0.953cm" svg:x="9.272cm" svg:y="19.474cm">
            <draw:text-box>
              <text:p text:style-name="P4"><text:span text:style-name="T6">veza</text:span></text:p>
            </draw:text-box>
          </draw:frame>
        </draw:g>
        <draw:g>
          <draw:g>
            <draw:path draw:style-name="gr2" draw:text-style-name="P2" draw:layer="layout" svg:width="2.54cm" svg:height="0.635cm" svg:x="16.53cm" svg:y="19.315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16.53cm" svg:y="19.315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16.53cm" svg:y="19.315cm">
            <draw:text-box>
              <text:p text:style-name="P4"><text:span text:style-name="T1">Id_message#</text:span></text:p>
            </draw:text-box>
          </draw:frame>
        </draw:g>
        <draw:g>
          <draw:g>
            <draw:path draw:style-name="gr2" draw:text-style-name="P2" draw:layer="layout" svg:width="2.54cm" svg:height="0.635cm" svg:x="16.53cm" svg:y="19.95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16.53cm" svg:y="19.95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16.53cm" svg:y="19.95cm">
            <draw:text-box>
              <text:p text:style-name="P4"><text:span text:style-name="T1">messagePost</text:span></text:p>
            </draw:text-box>
          </draw:frame>
        </draw:g>
        <draw:line draw:style-name="gr3" draw:text-style-name="P3" draw:layer="layout" svg:x1="16.53cm" svg:y1="19.632cm" svg:x2="15.87cm" svg:y2="19.632cm">
          <text:p/>
        </draw:line>
        <draw:line draw:style-name="gr3" draw:text-style-name="P3" draw:layer="layout" svg:x1="16.53cm" svg:y1="20.267cm" svg:x2="15.87cm" svg:y2="20.267cm">
          <text:p/>
        </draw:line>
        <draw:g>
          <draw:line draw:style-name="gr3" draw:text-style-name="P3" draw:layer="layout" svg:x1="13.33cm" svg:y1="19.95cm" svg:x2="11.6cm" svg:y2="19.95cm">
            <text:p/>
          </draw:line>
          <draw:frame draw:style-name="gr8" draw:text-style-name="P5" draw:layer="layout" svg:width="2.258cm" svg:height="0.452cm" svg:x="11.271cm" svg:y="19.359cm">
            <draw:text-box>
              <text:p text:style-name="P4"><text:span text:style-name="T4">(1,1)</text:span></text:p>
            </draw:text-box>
          </draw:frame>
        </draw:g>
        <draw:g>
          <draw:line draw:style-name="gr3" draw:text-style-name="P3" draw:layer="layout" svg:x1="9.06cm" svg:y1="19.95cm" svg:x2="7.87cm" svg:y2="19.95cm">
            <text:p/>
          </draw:line>
          <draw:frame draw:style-name="gr8" draw:text-style-name="P5" draw:layer="layout" svg:width="2.258cm" svg:height="0.452cm" svg:x="7.601cm" svg:y="19.359cm">
            <draw:text-box>
              <text:p text:style-name="P4"><text:span text:style-name="T4">(0,M)</text:span></text:p>
            </draw:text-box>
          </draw:frame>
        </draw:g>
        <draw:line draw:style-name="gr1" draw:text-style-name="P1" draw:layer="layout" svg:x1="5.7cm" svg:y1="20.6cm" svg:x2="4.4cm" svg:y2="21.9cm">
          <text:p/>
        </draw:line>
        <draw:g>
          <draw:g>
            <draw:polygon draw:style-name="gr2" draw:text-style-name="P2" draw:layer="layout" svg:width="2.54cm" svg:height="1.284cm" svg:x="5.33cm" svg:y="19.315cm" svg:viewBox="0 0 2541 1285" draw:points="0,1285 2541,1285 2541,0 0,0">
              <text:p/>
            </draw:polygon>
            <draw:polygon draw:style-name="gr3" draw:text-style-name="P3" draw:layer="layout" svg:width="2.54cm" svg:height="1.284cm" svg:x="5.33cm" svg:y="19.315cm" svg:viewBox="0 0 2541 1285" draw:points="0,1285 2541,1285 2541,0 0,0">
              <text:p/>
            </draw:polygon>
          </draw:g>
          <draw:frame draw:style-name="gr11" draw:text-style-name="P5" draw:layer="layout" svg:width="2.54cm" svg:height="1.284cm" svg:x="5.33cm" svg:y="19.315cm">
            <draw:text-box>
              <text:p text:style-name="P4"><text:span text:style-name="T5">Forum_Post</text:span></text:p>
            </draw:text-box>
          </draw:frame>
        </draw:g>
        <draw:g>
          <draw:g>
            <draw:path draw:style-name="gr2" draw:text-style-name="P2" draw:layer="layout" svg:width="2.94cm" svg:height="0.635cm" svg:x="1.6cm" svg:y="21.6cm" svg:viewBox="0 0 2941 636" svg:d="M2623 636h1c56 0 110-15 158-43 49-27 89-67 117-116 27-48 42-103 42-158 0-1 0-1 0-2 0-55-15-110-42-158-28-49-68-89-117-116-48-28-102-43-158-43h-1-23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94cm" svg:height="0.635cm" svg:x="1.6cm" svg:y="21.6cm" svg:viewBox="0 0 2941 636" svg:d="M2623 636h1c56 0 110-15 158-43 49-27 89-67 117-116 27-48 42-103 42-158 0-1 0-1 0-2 0-55-15-110-42-158-28-49-68-89-117-116-48-28-102-43-158-43h-1-23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94cm" svg:height="0.635cm" svg:x="1.6cm" svg:y="21.6cm">
            <draw:text-box>
              <text:p text:style-name="P4"><text:span text:style-name="T1">imgTema</text:span></text:p>
            </draw:text-box>
          </draw:frame>
        </draw:g>
        <draw:line draw:style-name="gr1" draw:text-style-name="P1" draw:layer="layout" svg:x1="6.6cm" svg:y1="23.9cm" svg:x2="6.6cm" svg:y2="22.8cm">
          <text:p/>
        </draw:line>
        <draw:g>
          <draw:g>
            <draw:polygon draw:style-name="gr2" draw:text-style-name="P2" draw:layer="layout" svg:width="2.54cm" svg:height="1.27cm" svg:x="5.359cm" svg:y="21.629cm" svg:viewBox="0 0 2541 1271" draw:points="0,635 1271,0 2541,635 1271,1271">
              <text:p/>
            </draw:polygon>
            <draw:polygon draw:style-name="gr3" draw:text-style-name="P3" draw:layer="layout" svg:width="2.54cm" svg:height="1.27cm" svg:x="5.359cm" svg:y="21.629cm" svg:viewBox="0 0 2541 1271" draw:points="0,635 1271,0 2541,635 1271,1271">
              <text:p/>
            </draw:polygon>
          </draw:g>
          <draw:frame draw:style-name="gr7" draw:text-style-name="P5" draw:layer="layout" svg:width="2.117cm" svg:height="0.953cm" svg:x="5.571cm" svg:y="21.788cm">
            <draw:text-box>
              <text:p text:style-name="P4"><text:span text:style-name="T6">veza</text:span></text:p>
            </draw:text-box>
          </draw:frame>
        </draw:g>
        <draw:g>
          <draw:g>
            <draw:polygon draw:style-name="gr2" draw:text-style-name="P2" draw:layer="layout" svg:width="2.54cm" svg:height="1.27cm" svg:x="5.359cm" svg:y="23.829cm" svg:viewBox="0 0 2541 1271" draw:points="0,1271 2541,1271 2541,0 0,0">
              <text:p/>
            </draw:polygon>
            <draw:polygon draw:style-name="gr3" draw:text-style-name="P3" draw:layer="layout" svg:width="2.54cm" svg:height="1.27cm" svg:x="5.359cm" svg:y="23.829cm" svg:viewBox="0 0 2541 1271" draw:points="0,1271 2541,1271 2541,0 0,0">
              <text:p/>
            </draw:polygon>
          </draw:g>
          <draw:frame draw:style-name="gr6" draw:text-style-name="P5" draw:layer="layout" svg:width="2.54cm" svg:height="1.27cm" svg:x="5.359cm" svg:y="23.829cm">
            <draw:text-box>
              <text:p text:style-name="P4"><text:span text:style-name="T5">AspNetUser</text:span></text:p>
            </draw:text-box>
          </draw:frame>
        </draw:g>
        <draw:frame draw:style-name="gr12" draw:text-style-name="P6" draw:layer="layout" svg:width="1.5cm" svg:height="0.569cm" svg:x="6.4cm" svg:y="20.8cm">
          <draw:text-box>
            <text:p><text:span text:style-name="T4">(1,1)</text:span></text:p>
          </draw:text-box>
        </draw:frame>
        <draw:frame draw:style-name="gr13" draw:text-style-name="P8" draw:layer="layout" svg:width="1.2cm" svg:height="0.569cm" svg:x="6.4cm" svg:y="23.031cm">
          <draw:text-box>
            <text:p text:style-name="P7"><text:span text:style-name="T4">(0,M)</text:span></text:p>
          </draw:text-box>
        </draw:frame>
        <draw:g>
          <draw:g>
            <draw:polygon draw:style-name="gr2" draw:text-style-name="P2" draw:layer="layout" svg:width="2.54cm" svg:height="1.27cm" svg:x="13.33cm" svg:y="19.315cm" svg:viewBox="0 0 2541 1271" draw:points="0,1271 2541,1271 2541,0 0,0">
              <text:p/>
            </draw:polygon>
            <draw:polygon draw:style-name="gr3" draw:text-style-name="P3" draw:layer="layout" svg:width="2.54cm" svg:height="1.27cm" svg:x="13.33cm" svg:y="19.315cm" svg:viewBox="0 0 2541 1271" draw:points="0,1271 2541,1271 2541,0 0,0">
              <text:p/>
            </draw:polygon>
          </draw:g>
          <draw:frame draw:style-name="gr6" draw:text-style-name="P5" draw:layer="layout" svg:width="2.54cm" svg:height="1.27cm" svg:x="13.33cm" svg:y="19.315cm">
            <draw:text-box>
              <text:p text:style-name="P4"><text:span text:style-name="T1">Forum_Message</text:span></text:p>
            </draw:text-box>
          </draw:frame>
        </draw:g>
        <draw:g>
          <draw:g>
            <draw:path draw:style-name="gr2" draw:text-style-name="P2" draw:layer="layout" svg:width="2.54cm" svg:height="0.635cm" svg:x="16.559cm" svg:y="20.6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  <draw:path draw:style-name="gr3" draw:text-style-name="P3" draw:layer="layout" svg:width="2.54cm" svg:height="0.635cm" svg:x="16.559cm" svg:y="20.6cm" svg:viewBox="0 0 2541 636" svg:d="M2223 636h1c56 0 110-15 158-43 49-27 89-67 117-116 27-48 42-103 42-158 0-1 0-1 0-2 0-55-15-110-42-158-28-49-68-89-117-116-48-28-102-43-158-43h-1-1906c-56 0-110 15-158 43-49 27-89 67-117 116-27 48-42 103-42 158 0 1 0 1 0 2 0 55 15 110 42 158 28 49 68 89 117 116 48 28 102 43 158 43z">
              <text:p/>
            </draw:path>
          </draw:g>
          <draw:frame draw:style-name="gr4" draw:text-style-name="P5" draw:layer="layout" svg:width="2.54cm" svg:height="0.635cm" svg:x="16.559cm" svg:y="20.6cm">
            <draw:text-box>
              <text:p text:style-name="P4"><text:span text:style-name="T1">messagedate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/>
    <style:font-face style:name="Helvetica" svg:font-family="Helvetica"/>
    <style:font-face style:name="HelveticaPlain1" svg:font-family="HelveticaPlain"/>
    <style:font-face style:name="Consolas" svg:font-family="Consolas" style:font-pitch="variable"/>
    <style:font-face style:name="Helvetica1" svg:font-family="Helvetica" style:font-pitch="variable"/>
    <style:font-face style:name="HelveticaPlain" svg:font-family="HelveticaPlain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2-21T12:46:19.816000000</dc:date>
    <dc:description/>
    <dc:language>en-US</dc:language>
    <dc:subject/>
    <dc:title/>
    <meta:creation-date>2019-02-04T16:52:51Z</meta:creation-date>
    <meta:initial-creator>Tim 2</meta:initial-creator>
    <meta:keyword/>
    <meta:generator>LibreOffice/6.4.0.3$Windows_X86_64 LibreOffice_project/b0a288ab3d2d4774cb44b62f04d5d28733ac6df8</meta:generator>
    <meta:editing-duration>PT54M43S</meta:editing-duration>
    <meta:editing-cycles>12</meta:editing-cycles>
    <meta:document-statistic meta:object-count="461"/>
    <meta:user-defined meta:name="category"/>
    <meta:user-defined meta:name="company"/>
  </office:meta>
</office:document-meta>
</file>